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tatRowSpecs">
        <table:table-row>
          <table:table-cell table:style-name="pd1" office:value-type="string" office:value="Name">
            <text:p>Name</text:p>
          </table:table-cell>
          <table:table-cell table:style-name="pd1" office:value-type="string" office:value="Description">
            <text:p>Description</text:p>
          </table:table-cell>
        </table:table-row>
        <table:table-row>
          <table:table-cell office:value-type="string" office:value="Stratum">
            <text:p>Stratum</text:p>
          </table:table-cell>
          <table:table-cell office:value-type="string" office:value="stratum number (or 0 if the estimate is for a sample or all data).">
            <text:p>stratum number (or 0 if the estimate is for a sample or all data).</text:p>
          </table:table-cell>
        </table:table-row>
        <table:table-row>
          <table:table-cell office:value-type="string" office:value="Sample">
            <text:p>Sample</text:p>
          </table:table-cell>
          <table:table-cell office:value-type="string" office:value="sample number (or 0 if the estimate is for a stratum or all data).">
            <text:p>sample number (or 0 if the estimate is for a stratum or all data).</text:p>
          </table:table-cell>
        </table:table-row>
        <table:table-row>
          <table:table-cell office:value-type="string" office:value="Estimator">
            <text:p>Estimator</text:p>
          </table:table-cell>
          <table:table-cell office:value-type="string" office:value="number of the estimator (in the order given in the Estimate procedure)">
            <text:p>number of the estimator (in the order given in the Estimate procedure)</text:p>
          </table:table-cell>
        </table:table-row>
        <table:table-row>
          <table:table-cell office:value-type="string" office:value="Module">
            <text:p>Module</text:p>
          </table:table-cell>
          <table:table-cell office:value-type="string" office:value="number of the parameter module (see below)">
            <text:p>number of the parameter module (see below)</text:p>
          </table:table-cell>
        </table:table-row>
        <table:table-row>
          <table:table-cell office:value-type="string" office:value="Statistic">
            <text:p>Statistic</text:p>
          </table:table-cell>
          <table:table-cell office:value-type="string" office:value="number of the statistic within the parameter module (see below)">
            <text:p>number of the statistic within the parameter module (see below)</text:p>
          </table:table-cell>
        </table:table-row>
        <table:table-row>
          <table:table-cell office:value-type="string" office:value="Value">
            <text:p>Value</text:p>
          </table:table-cell>
          <table:table-cell office:value-type="string" office:value="estimate value">
            <text:p>estimate value</text:p>
          </table:table-cell>
        </table:table-row>
        <table:table-row>
          <table:table-cell office:value-type="string" office:value="Cv">
            <text:p>Cv</text:p>
          </table:table-cell>
          <table:table-cell office:value-type="string" office:value="coefficient of variation of estimate or 0.0">
            <text:p>coefficient of variation of estimate or 0.0</text:p>
          </table:table-cell>
        </table:table-row>
        <table:table-row>
          <table:table-cell office:value-type="string" office:value="Lcl">
            <text:p>Lcl</text:p>
          </table:table-cell>
          <table:table-cell office:value-type="string" office:value="lower confidence limit or 0.0">
            <text:p>lower confidence limit or 0.0</text:p>
          </table:table-cell>
        </table:table-row>
        <table:table-row>
          <table:table-cell office:value-type="string" office:value="Ucl">
            <text:p>Ucl</text:p>
          </table:table-cell>
          <table:table-cell office:value-type="string" office:value="upper confidence limit or 0.0">
            <text:p>upper confidence limit or 0.0</text:p>
          </table:table-cell>
        </table:table-row>
        <table:table-row>
          <table:table-cell office:value-type="string" office:value="Df">
            <text:p>Df</text:p>
          </table:table-cell>
          <table:table-cell office:value-type="string" office:value="degrees of freedom for interval or 0">
            <text:p>degrees of freedom for interval or 0</text:p>
          </table:table-cell>
        </table:table-row>
      </table:table>
      <table:table table:name="statModSpecs">
        <table:table-row>
          <table:table-cell table:style-name="pd1" office:value-type="string" office:value="modNum">
            <text:p>modNum</text:p>
          </table:table-cell>
          <table:table-cell table:style-name="pd1" office:value-type="string" office:value="statNum">
            <text:p>statNum</text:p>
          </table:table-cell>
          <table:table-cell table:style-name="pd1" office:value-type="string" office:value="modDesc">
            <text:p>modDesc</text:p>
          </table:table-cell>
          <table:table-cell table:style-name="pd1" office:value-type="string" office:value="statDesc">
            <text:p>statDesc</text:p>
          </table:table-cell>
          <table:table-cell table:style-name="pd1" office:value-type="string" office:value="statNotes">
            <text:p>statNotes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value="encounter rate">
            <text:p>encounter rate</text:p>
          </table:table-cell>
          <table:table-cell office:value-type="string" office:value="number of observations (n)">
            <text:p>number of observations (n)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 office:value="encounter rate">
            <text:p>encounter rate</text:p>
          </table:table-cell>
          <table:table-cell office:value-type="string" office:value="number of samples (k)">
            <text:p>number of samples (k)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 office:value="encounter rate">
            <text:p>encounter rate</text:p>
          </table:table-cell>
          <table:table-cell office:value-type="string" office:value="effort (L or K or T)">
            <text:p>effort (L or K or T)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 office:value="encounter rate">
            <text:p>encounter rate</text:p>
          </table:table-cell>
          <table:table-cell office:value-type="string" office:value="encounter rate (n/L or n/K or n/T)">
            <text:p>encounter rate (n/L or n/K or n/T)</text:p>
          </table:table-cell>
          <table:table-cell office:value-type="string" office:value="1">
            <text:p>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 office:value="encounter rate">
            <text:p>encounter rate</text:p>
          </table:table-cell>
          <table:table-cell office:value-type="string" office:value="left truncation distance">
            <text:p>left truncation distance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 office:value="encounter rate">
            <text:p>encounter rate</text:p>
          </table:table-cell>
          <table:table-cell office:value-type="string" office:value="right truncation distance (w)">
            <text:p>right truncation distance (w)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total number of parameters (m)">
            <text:p>total number of parameters (m)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AIC value">
            <text:p>AIC value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chi-square test probability (distance set 1)">
            <text:p>chi-square test probability (distance set 1)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chi-square test probability (distance set 2)">
            <text:p>chi-square test probability (distance set 2)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chi-square test probability (distance set 3)">
            <text:p>chi-square test probability (distance set 3)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f(0) or h(0)">
            <text:p>f(0) or h(0)</text:p>
          </table:table-cell>
          <table:table-cell office:value-type="string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probability of detection (Pw)">
            <text:p>probability of detection (Pw)</text:p>
          </table:table-cell>
          <table:table-cell office:value-type="string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effective strip width (ESW) or effective detection radius (EDR)">
            <text:p>effective strip width (ESW) or effective detection radius (EDR)</text:p>
          </table:table-cell>
          <table:table-cell office:value-type="string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AICc">
            <text:p>AICc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BIC">
            <text:p>BIC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Log likelihood">
            <text:p>Log likelihood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Kolmogorov-Smirnov test probability">
            <text:p>Kolmogorov-Smirnov test probability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Cramér-von Mises (uniform weighting) test probability">
            <text:p>Cramér-von Mises (uniform weighting) test probability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Cramér-von Mises (cosine weighting) test probability">
            <text:p>Cramér-von Mises (cosine weighting) test probability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key function type">
            <text:p>key function type</text:p>
          </table:table-cell>
          <table:table-cell office:value-type="string" office:value="2">
            <text:p>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adjustment series type">
            <text:p>adjustment series type</text:p>
          </table:table-cell>
          <table:table-cell office:value-type="string" office:value="3">
            <text:p>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number of key function parameters (NKP)">
            <text:p>number of key function parameters (NKP)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number of adjustment term parameters (NAP)">
            <text:p>number of adjustment term parameters (NAP)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number of covariate parameters (NCP)">
            <text:p>number of covariate parameters (NCP)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undocumented #18 stat">
            <text:p>undocumented #18 stat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undocumented #19 stat">
            <text:p>undocumented #19 stat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undocumented #20 stat (distance set 1)">
            <text:p>undocumented #20 stat (distance set 1)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undocumented #20 stat (distance set 2)">
            <text:p>undocumented #20 stat (distance set 2)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undocumented #20 stat (distance set 3)">
            <text:p>undocumented #20 stat (distance set 3)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undocumented #21 stat (distance set 1)">
            <text:p>undocumented #21 stat (distance set 1)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22">
            <text:p>222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undocumented #21 stat (distance set 2)">
            <text:p>undocumented #21 stat (distance set 2)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undocumented #21 stat (distance set 3)">
            <text:p>undocumented #21 stat (distance set 3)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undocumented #22 stat (distance set 1)">
            <text:p>undocumented #22 stat (distance set 1)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undocumented #22 stat (distance set 2)">
            <text:p>undocumented #22 stat (distance set 2)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undocumented #22 stat (distance set 3)">
            <text:p>undocumented #22 stat (distance set 3)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estimated value of A(1) adjustment term parameter">
            <text:p>estimated value of A(1) adjustment term parameter</text:p>
          </table:table-cell>
          <table:table-cell office:value-type="string" office:value="5">
            <text:p>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estimated value of A(2) adjustment term parameter">
            <text:p>estimated value of A(2) adjustment term parameter</text:p>
          </table:table-cell>
          <table:table-cell office:value-type="string" office:value="5">
            <text:p>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estimated value of A(3) adjustment term parameter">
            <text:p>estimated value of A(3) adjustment term parameter</text:p>
          </table:table-cell>
          <table:table-cell office:value-type="string" office:value="5">
            <text:p>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estimated value of A(4) adjustment term parameter">
            <text:p>estimated value of A(4) adjustment term parameter</text:p>
          </table:table-cell>
          <table:table-cell office:value-type="string" office:value="5">
            <text:p>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estimated value of A(5) adjustment term parameter">
            <text:p>estimated value of A(5) adjustment term parameter</text:p>
          </table:table-cell>
          <table:table-cell office:value-type="string" office:value="5">
            <text:p>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estimated value of A(6) adjustment term parameter">
            <text:p>estimated value of A(6) adjustment term parameter</text:p>
          </table:table-cell>
          <table:table-cell office:value-type="string" office:value="5">
            <text:p>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estimated value of A(7) adjustment term parameter">
            <text:p>estimated value of A(7) adjustment term parameter</text:p>
          </table:table-cell>
          <table:table-cell office:value-type="string" office:value="5">
            <text:p>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estimated value of A(8) adjustment term parameter">
            <text:p>estimated value of A(8) adjustment term parameter</text:p>
          </table:table-cell>
          <table:table-cell office:value-type="string" office:value="5">
            <text:p>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estimated value of A(9) adjustment term parameter">
            <text:p>estimated value of A(9) adjustment term parameter</text:p>
          </table:table-cell>
          <table:table-cell office:value-type="string" office:value="5">
            <text:p>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string" office:value="detection probability">
            <text:p>detection probability</text:p>
          </table:table-cell>
          <table:table-cell office:value-type="string" office:value="estimated value of A(10) adjustment term parameter">
            <text:p>estimated value of A(10) adjustment term parameter</text:p>
          </table:table-cell>
          <table:table-cell office:value-type="string" office:value="5">
            <text:p>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 office:value="cluster size">
            <text:p>cluster size</text:p>
          </table:table-cell>
          <table:table-cell office:value-type="string" office:value="average cluster size">
            <text:p>average cluster size</text:p>
          </table:table-cell>
          <table:table-cell office:value-type="string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 office:value="cluster size">
            <text:p>cluster size</text:p>
          </table:table-cell>
          <table:table-cell office:value-type="string" office:value="size-bias regression correlation (r)">
            <text:p>size-bias regression correlation (r)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 office:value="cluster size">
            <text:p>cluster size</text:p>
          </table:table-cell>
          <table:table-cell office:value-type="string" office:value="p-value for correlation significance (r-p)">
            <text:p>p-value for correlation significance (r-p)</text:p>
          </table:table-cell>
          <table:table-cell office:value-type="string" office:value="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 office:value="cluster size">
            <text:p>cluster size</text:p>
          </table:table-cell>
          <table:table-cell office:value-type="string" office:value="estimate of expected cluster size corrected for size bias">
            <text:p>estimate of expected cluster size corrected for size bias</text:p>
          </table:table-cell>
          <table:table-cell office:value-type="string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value="density/abundance">
            <text:p>density/abundance</text:p>
          </table:table-cell>
          <table:table-cell office:value-type="string" office:value="density of clusters (or animal density if non-clustered)">
            <text:p>density of clusters (or animal density if non-clustered)</text:p>
          </table:table-cell>
          <table:table-cell office:value-type="string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 office:value="density/abundance">
            <text:p>density/abundance</text:p>
          </table:table-cell>
          <table:table-cell office:value-type="string" office:value="density of animals">
            <text:p>density of animals</text:p>
          </table:table-cell>
          <table:table-cell office:value-type="string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 office:value="density/abundance">
            <text:p>density/abundance</text:p>
          </table:table-cell>
          <table:table-cell office:value-type="string" office:value="number of animals, if survey area is specified">
            <text:p>number of animals, if survey area is specified</text:p>
          </table:table-cell>
          <table:table-cell office:value-type="string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value="density/abundance">
            <text:p>density/abundance</text:p>
          </table:table-cell>
          <table:table-cell office:value-type="string" office:value="bootstrap density of clusters">
            <text:p>bootstrap density of clusters</text:p>
          </table:table-cell>
          <table:table-cell office:value-type="string" office:value="1,4">
            <text:p>1,4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 office:value="density/abundance">
            <text:p>density/abundance</text:p>
          </table:table-cell>
          <table:table-cell office:value-type="string" office:value="bootstrap density of animals">
            <text:p>bootstrap density of animals</text:p>
          </table:table-cell>
          <table:table-cell office:value-type="string" office:value="1,4">
            <text:p>1,4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 office:value="density/abundance">
            <text:p>density/abundance</text:p>
          </table:table-cell>
          <table:table-cell office:value-type="string" office:value="bootstrap number of animals">
            <text:p>bootstrap number of animals</text:p>
          </table:table-cell>
          <table:table-cell office:value-type="string" office:value="1,4">
            <text:p>1,4</text:p>
          </table:table-cell>
        </table:table-row>
      </table:table>
      <table:table table:name="statModCols">
        <table:table-row>
          <table:table-cell table:style-name="pd1" office:value-type="float" office:value="0">
            <text:p/>
          </table:table-cell>
          <table:table-cell table:style-name="pd1" office:value-type="float" office:value="1">
            <text:p>1</text:p>
          </table:table-cell>
          <table:table-cell table:style-name="pd1" office:value-type="float" office:value="2">
            <text:p>2</text:p>
          </table:table-cell>
        </table:table-row>
        <table:table-row>
          <table:table-cell office:value-type="string" office:value="encounter rate">
            <text:p>encounter rate</text:p>
          </table:table-cell>
          <table:table-cell office:value-type="string" office:value="number of observations (n)">
            <text:p>number of observations (n)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encounter rate">
            <text:p>encounter rate</text:p>
          </table:table-cell>
          <table:table-cell office:value-type="string" office:value="number of samples (k)">
            <text:p>number of samples (k)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encounter rate">
            <text:p>encounter rate</text:p>
          </table:table-cell>
          <table:table-cell office:value-type="string" office:value="effort (L or K or T)">
            <text:p>effort (L or K or T)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encounter rate">
            <text:p>encounter rate</text:p>
          </table:table-cell>
          <table:table-cell office:value-type="string" office:value="encounter rate (n/L or n/K or n/T)">
            <text:p>encounter rate (n/L or n/K or n/T)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encounter rate">
            <text:p>encounter rate</text:p>
          </table:table-cell>
          <table:table-cell office:value-type="string" office:value="encounter rate (n/L or n/K or n/T)">
            <text:p>encounter rate (n/L or n/K or n/T)</text:p>
          </table:table-cell>
          <table:table-cell office:value-type="string" office:value="Cv">
            <text:p>Cv</text:p>
          </table:table-cell>
        </table:table-row>
        <table:table-row>
          <table:table-cell office:value-type="string" office:value="encounter rate">
            <text:p>encounter rate</text:p>
          </table:table-cell>
          <table:table-cell office:value-type="string" office:value="encounter rate (n/L or n/K or n/T)">
            <text:p>encounter rate (n/L or n/K or n/T)</text:p>
          </table:table-cell>
          <table:table-cell office:value-type="string" office:value="Lcl">
            <text:p>Lcl</text:p>
          </table:table-cell>
        </table:table-row>
        <table:table-row>
          <table:table-cell office:value-type="string" office:value="encounter rate">
            <text:p>encounter rate</text:p>
          </table:table-cell>
          <table:table-cell office:value-type="string" office:value="encounter rate (n/L or n/K or n/T)">
            <text:p>encounter rate (n/L or n/K or n/T)</text:p>
          </table:table-cell>
          <table:table-cell office:value-type="string" office:value="Ucl">
            <text:p>Ucl</text:p>
          </table:table-cell>
        </table:table-row>
        <table:table-row>
          <table:table-cell office:value-type="string" office:value="encounter rate">
            <text:p>encounter rate</text:p>
          </table:table-cell>
          <table:table-cell office:value-type="string" office:value="encounter rate (n/L or n/K or n/T)">
            <text:p>encounter rate (n/L or n/K or n/T)</text:p>
          </table:table-cell>
          <table:table-cell office:value-type="string" office:value="Df">
            <text:p>Df</text:p>
          </table:table-cell>
        </table:table-row>
        <table:table-row>
          <table:table-cell office:value-type="string" office:value="encounter rate">
            <text:p>encounter rate</text:p>
          </table:table-cell>
          <table:table-cell office:value-type="string" office:value="left truncation distance">
            <text:p>left truncation distance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encounter rate">
            <text:p>encounter rate</text:p>
          </table:table-cell>
          <table:table-cell office:value-type="string" office:value="right truncation distance (w)">
            <text:p>right truncation distance (w)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total number of parameters (m)">
            <text:p>total number of parameters (m)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AIC value">
            <text:p>AIC value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chi-square test probability (distance set 1)">
            <text:p>chi-square test probability (distance set 1)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chi-square test probability (distance set 2)">
            <text:p>chi-square test probability (distance set 2)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chi-square test probability (distance set 3)">
            <text:p>chi-square test probability (distance set 3)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f(0) or h(0)">
            <text:p>f(0) or h(0)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f(0) or h(0)">
            <text:p>f(0) or h(0)</text:p>
          </table:table-cell>
          <table:table-cell office:value-type="string" office:value="Cv">
            <text:p>Cv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f(0) or h(0)">
            <text:p>f(0) or h(0)</text:p>
          </table:table-cell>
          <table:table-cell office:value-type="string" office:value="Lcl">
            <text:p>Lcl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f(0) or h(0)">
            <text:p>f(0) or h(0)</text:p>
          </table:table-cell>
          <table:table-cell office:value-type="string" office:value="Ucl">
            <text:p>Ucl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f(0) or h(0)">
            <text:p>f(0) or h(0)</text:p>
          </table:table-cell>
          <table:table-cell office:value-type="string" office:value="Df">
            <text:p>Df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probability of detection (Pw)">
            <text:p>probability of detection (Pw)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probability of detection (Pw)">
            <text:p>probability of detection (Pw)</text:p>
          </table:table-cell>
          <table:table-cell office:value-type="string" office:value="Cv">
            <text:p>Cv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probability of detection (Pw)">
            <text:p>probability of detection (Pw)</text:p>
          </table:table-cell>
          <table:table-cell office:value-type="string" office:value="Lcl">
            <text:p>Lcl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probability of detection (Pw)">
            <text:p>probability of detection (Pw)</text:p>
          </table:table-cell>
          <table:table-cell office:value-type="string" office:value="Ucl">
            <text:p>Ucl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probability of detection (Pw)">
            <text:p>probability of detection (Pw)</text:p>
          </table:table-cell>
          <table:table-cell office:value-type="string" office:value="Df">
            <text:p>Df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ffective strip width (ESW) or effective detection radius (EDR)">
            <text:p>effective strip width (ESW) or effective detection radius (EDR)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ffective strip width (ESW) or effective detection radius (EDR)">
            <text:p>effective strip width (ESW) or effective detection radius (EDR)</text:p>
          </table:table-cell>
          <table:table-cell office:value-type="string" office:value="Cv">
            <text:p>Cv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ffective strip width (ESW) or effective detection radius (EDR)">
            <text:p>effective strip width (ESW) or effective detection radius (EDR)</text:p>
          </table:table-cell>
          <table:table-cell office:value-type="string" office:value="Lcl">
            <text:p>Lcl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ffective strip width (ESW) or effective detection radius (EDR)">
            <text:p>effective strip width (ESW) or effective detection radius (EDR)</text:p>
          </table:table-cell>
          <table:table-cell office:value-type="string" office:value="Ucl">
            <text:p>Ucl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ffective strip width (ESW) or effective detection radius (EDR)">
            <text:p>effective strip width (ESW) or effective detection radius (EDR)</text:p>
          </table:table-cell>
          <table:table-cell office:value-type="string" office:value="Df">
            <text:p>Df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AICc">
            <text:p>AICc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BIC">
            <text:p>BIC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Log likelihood">
            <text:p>Log likelihood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Kolmogorov-Smirnov test probability">
            <text:p>Kolmogorov-Smirnov test probability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Cramér-von Mises (uniform weighting) test probability">
            <text:p>Cramér-von Mises (uniform weighting) test probability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Cramér-von Mises (cosine weighting) test probability">
            <text:p>Cramér-von Mises (cosine weighting) test probability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key function type">
            <text:p>key function type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adjustment series type">
            <text:p>adjustment series type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number of key function parameters (NKP)">
            <text:p>number of key function parameters (NKP)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number of adjustment term parameters (NAP)">
            <text:p>number of adjustment term parameters (NAP)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number of covariate parameters (NCP)">
            <text:p>number of covariate parameters (NCP)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undocumented #18 stat">
            <text:p>undocumented #18 stat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undocumented #19 stat">
            <text:p>undocumented #19 stat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undocumented #20 stat (distance set 1)">
            <text:p>undocumented #20 stat (distance set 1)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undocumented #20 stat (distance set 2)">
            <text:p>undocumented #20 stat (distance set 2)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undocumented #20 stat (distance set 3)">
            <text:p>undocumented #20 stat (distance set 3)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undocumented #21 stat (distance set 1)">
            <text:p>undocumented #21 stat (distance set 1)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undocumented #21 stat (distance set 2)">
            <text:p>undocumented #21 stat (distance set 2)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undocumented #21 stat (distance set 3)">
            <text:p>undocumented #21 stat (distance set 3)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undocumented #22 stat (distance set 1)">
            <text:p>undocumented #22 stat (distance set 1)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undocumented #22 stat (distance set 2)">
            <text:p>undocumented #22 stat (distance set 2)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undocumented #22 stat (distance set 3)">
            <text:p>undocumented #22 stat (distance set 3)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stimated value of A(1) adjustment term parameter">
            <text:p>estimated value of A(1) adjustment term parameter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stimated value of A(2) adjustment term parameter">
            <text:p>estimated value of A(2) adjustment term parameter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stimated value of A(3) adjustment term parameter">
            <text:p>estimated value of A(3) adjustment term parameter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stimated value of A(4) adjustment term parameter">
            <text:p>estimated value of A(4) adjustment term parameter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stimated value of A(5) adjustment term parameter">
            <text:p>estimated value of A(5) adjustment term parameter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stimated value of A(6) adjustment term parameter">
            <text:p>estimated value of A(6) adjustment term parameter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stimated value of A(7) adjustment term parameter">
            <text:p>estimated value of A(7) adjustment term parameter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stimated value of A(8) adjustment term parameter">
            <text:p>estimated value of A(8) adjustment term parameter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stimated value of A(9) adjustment term parameter">
            <text:p>estimated value of A(9) adjustment term parameter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stimated value of A(10) adjustment term parameter">
            <text:p>estimated value of A(10) adjustment term parameter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cluster size">
            <text:p>cluster size</text:p>
          </table:table-cell>
          <table:table-cell office:value-type="string" office:value="average cluster size">
            <text:p>average cluster size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cluster size">
            <text:p>cluster size</text:p>
          </table:table-cell>
          <table:table-cell office:value-type="string" office:value="average cluster size">
            <text:p>average cluster size</text:p>
          </table:table-cell>
          <table:table-cell office:value-type="string" office:value="Cv">
            <text:p>Cv</text:p>
          </table:table-cell>
        </table:table-row>
        <table:table-row>
          <table:table-cell office:value-type="string" office:value="cluster size">
            <text:p>cluster size</text:p>
          </table:table-cell>
          <table:table-cell office:value-type="string" office:value="average cluster size">
            <text:p>average cluster size</text:p>
          </table:table-cell>
          <table:table-cell office:value-type="string" office:value="Lcl">
            <text:p>Lcl</text:p>
          </table:table-cell>
        </table:table-row>
        <table:table-row>
          <table:table-cell office:value-type="string" office:value="cluster size">
            <text:p>cluster size</text:p>
          </table:table-cell>
          <table:table-cell office:value-type="string" office:value="average cluster size">
            <text:p>average cluster size</text:p>
          </table:table-cell>
          <table:table-cell office:value-type="string" office:value="Ucl">
            <text:p>Ucl</text:p>
          </table:table-cell>
        </table:table-row>
        <table:table-row>
          <table:table-cell office:value-type="string" office:value="cluster size">
            <text:p>cluster size</text:p>
          </table:table-cell>
          <table:table-cell office:value-type="string" office:value="average cluster size">
            <text:p>average cluster size</text:p>
          </table:table-cell>
          <table:table-cell office:value-type="string" office:value="Df">
            <text:p>Df</text:p>
          </table:table-cell>
        </table:table-row>
        <table:table-row>
          <table:table-cell office:value-type="string" office:value="cluster size">
            <text:p>cluster size</text:p>
          </table:table-cell>
          <table:table-cell office:value-type="string" office:value="size-bias regression correlation (r)">
            <text:p>size-bias regression correlation (r)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cluster size">
            <text:p>cluster size</text:p>
          </table:table-cell>
          <table:table-cell office:value-type="string" office:value="p-value for correlation significance (r-p)">
            <text:p>p-value for correlation significance (r-p)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cluster size">
            <text:p>cluster size</text:p>
          </table:table-cell>
          <table:table-cell office:value-type="string" office:value="estimate of expected cluster size corrected for size bias">
            <text:p>estimate of expected cluster size corrected for size bias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cluster size">
            <text:p>cluster size</text:p>
          </table:table-cell>
          <table:table-cell office:value-type="string" office:value="estimate of expected cluster size corrected for size bias">
            <text:p>estimate of expected cluster size corrected for size bias</text:p>
          </table:table-cell>
          <table:table-cell office:value-type="string" office:value="Cv">
            <text:p>Cv</text:p>
          </table:table-cell>
        </table:table-row>
        <table:table-row>
          <table:table-cell office:value-type="string" office:value="cluster size">
            <text:p>cluster size</text:p>
          </table:table-cell>
          <table:table-cell office:value-type="string" office:value="estimate of expected cluster size corrected for size bias">
            <text:p>estimate of expected cluster size corrected for size bias</text:p>
          </table:table-cell>
          <table:table-cell office:value-type="string" office:value="Lcl">
            <text:p>Lcl</text:p>
          </table:table-cell>
        </table:table-row>
        <table:table-row>
          <table:table-cell office:value-type="string" office:value="cluster size">
            <text:p>cluster size</text:p>
          </table:table-cell>
          <table:table-cell office:value-type="string" office:value="estimate of expected cluster size corrected for size bias">
            <text:p>estimate of expected cluster size corrected for size bias</text:p>
          </table:table-cell>
          <table:table-cell office:value-type="string" office:value="Ucl">
            <text:p>Ucl</text:p>
          </table:table-cell>
        </table:table-row>
        <table:table-row>
          <table:table-cell office:value-type="string" office:value="cluster size">
            <text:p>cluster size</text:p>
          </table:table-cell>
          <table:table-cell office:value-type="string" office:value="estimate of expected cluster size corrected for size bias">
            <text:p>estimate of expected cluster size corrected for size bias</text:p>
          </table:table-cell>
          <table:table-cell office:value-type="string" office:value="Df">
            <text:p>Df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density of clusters (or animal density if non-clustered)">
            <text:p>density of clusters (or animal density if non-clustered)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density of clusters (or animal density if non-clustered)">
            <text:p>density of clusters (or animal density if non-clustered)</text:p>
          </table:table-cell>
          <table:table-cell office:value-type="string" office:value="Cv">
            <text:p>Cv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density of clusters (or animal density if non-clustered)">
            <text:p>density of clusters (or animal density if non-clustered)</text:p>
          </table:table-cell>
          <table:table-cell office:value-type="string" office:value="Lcl">
            <text:p>Lcl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density of clusters (or animal density if non-clustered)">
            <text:p>density of clusters (or animal density if non-clustered)</text:p>
          </table:table-cell>
          <table:table-cell office:value-type="string" office:value="Ucl">
            <text:p>Ucl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density of clusters (or animal density if non-clustered)">
            <text:p>density of clusters (or animal density if non-clustered)</text:p>
          </table:table-cell>
          <table:table-cell office:value-type="string" office:value="Df">
            <text:p>Df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density of animals">
            <text:p>density of animals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density of animals">
            <text:p>density of animals</text:p>
          </table:table-cell>
          <table:table-cell office:value-type="string" office:value="Cv">
            <text:p>Cv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density of animals">
            <text:p>density of animals</text:p>
          </table:table-cell>
          <table:table-cell office:value-type="string" office:value="Lcl">
            <text:p>Lcl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density of animals">
            <text:p>density of animals</text:p>
          </table:table-cell>
          <table:table-cell office:value-type="string" office:value="Ucl">
            <text:p>Ucl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density of animals">
            <text:p>density of animals</text:p>
          </table:table-cell>
          <table:table-cell office:value-type="string" office:value="Df">
            <text:p>Df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number of animals, if survey area is specified">
            <text:p>number of animals, if survey area is specified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number of animals, if survey area is specified">
            <text:p>number of animals, if survey area is specified</text:p>
          </table:table-cell>
          <table:table-cell office:value-type="string" office:value="Cv">
            <text:p>Cv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number of animals, if survey area is specified">
            <text:p>number of animals, if survey area is specified</text:p>
          </table:table-cell>
          <table:table-cell office:value-type="string" office:value="Lcl">
            <text:p>Lcl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number of animals, if survey area is specified">
            <text:p>number of animals, if survey area is specified</text:p>
          </table:table-cell>
          <table:table-cell office:value-type="string" office:value="Ucl">
            <text:p>Ucl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number of animals, if survey area is specified">
            <text:p>number of animals, if survey area is specified</text:p>
          </table:table-cell>
          <table:table-cell office:value-type="string" office:value="Df">
            <text:p>Df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density of clusters">
            <text:p>bootstrap density of clusters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density of clusters">
            <text:p>bootstrap density of clusters</text:p>
          </table:table-cell>
          <table:table-cell office:value-type="string" office:value="Cv">
            <text:p>Cv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density of clusters">
            <text:p>bootstrap density of clusters</text:p>
          </table:table-cell>
          <table:table-cell office:value-type="string" office:value="Lcl">
            <text:p>Lcl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density of clusters">
            <text:p>bootstrap density of clusters</text:p>
          </table:table-cell>
          <table:table-cell office:value-type="string" office:value="Ucl">
            <text:p>Ucl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density of clusters">
            <text:p>bootstrap density of clusters</text:p>
          </table:table-cell>
          <table:table-cell office:value-type="string" office:value="Df">
            <text:p>Df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density of animals">
            <text:p>bootstrap density of animals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density of animals">
            <text:p>bootstrap density of animals</text:p>
          </table:table-cell>
          <table:table-cell office:value-type="string" office:value="Cv">
            <text:p>Cv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density of animals">
            <text:p>bootstrap density of animals</text:p>
          </table:table-cell>
          <table:table-cell office:value-type="string" office:value="Lcl">
            <text:p>Lcl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density of animals">
            <text:p>bootstrap density of animals</text:p>
          </table:table-cell>
          <table:table-cell office:value-type="string" office:value="Ucl">
            <text:p>Ucl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density of animals">
            <text:p>bootstrap density of animals</text:p>
          </table:table-cell>
          <table:table-cell office:value-type="string" office:value="Df">
            <text:p>Df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number of animals">
            <text:p>bootstrap number of animals</text:p>
          </table:table-cell>
          <table:table-cell office:value-type="string" office:value="Value">
            <text:p>Value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number of animals">
            <text:p>bootstrap number of animals</text:p>
          </table:table-cell>
          <table:table-cell office:value-type="string" office:value="Cv">
            <text:p>Cv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number of animals">
            <text:p>bootstrap number of animals</text:p>
          </table:table-cell>
          <table:table-cell office:value-type="string" office:value="Lcl">
            <text:p>Lcl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number of animals">
            <text:p>bootstrap number of animals</text:p>
          </table:table-cell>
          <table:table-cell office:value-type="string" office:value="Ucl">
            <text:p>Ucl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number of animals">
            <text:p>bootstrap number of animals</text:p>
          </table:table-cell>
          <table:table-cell office:value-type="string" office:value="Df">
            <text:p>Df</text:p>
          </table:table-cell>
        </table:table-row>
      </table:table>
      <table:table table:name="statModColTrans">
        <table:table-row>
          <table:table-cell table:style-name="pd1" office:value-type="string" office:value="Module">
            <text:p>Module</text:p>
          </table:table-cell>
          <table:table-cell table:style-name="pd1" office:value-type="string" office:value="Statistic">
            <text:p>Statistic</text:p>
          </table:table-cell>
          <table:table-cell table:style-name="pd1" office:value-type="string" office:value="Figure">
            <text:p>Figure</text:p>
          </table:table-cell>
          <table:table-cell table:style-name="pd1" office:value-type="string" office:value="en">
            <text:p>en</text:p>
          </table:table-cell>
          <table:table-cell table:style-name="pd1" office:value-type="string" office:value="fr">
            <text:p>fr</text:p>
          </table:table-cell>
        </table:table-row>
        <table:table-row>
          <table:table-cell office:value-type="string" office:value="encounter rate">
            <text:p>encounter rate</text:p>
          </table:table-cell>
          <table:table-cell office:value-type="string" office:value="number of observations (n)">
            <text:p>number of observations (n)</text:p>
          </table:table-cell>
          <table:table-cell office:value-type="string" office:value="Value">
            <text:p>Value</text:p>
          </table:table-cell>
          <table:table-cell office:value-type="string" office:value="NObs">
            <text:p>NObs</text:p>
          </table:table-cell>
          <table:table-cell office:value-type="string" office:value="NObs">
            <text:p>NObs</text:p>
          </table:table-cell>
        </table:table-row>
        <table:table-row>
          <table:table-cell office:value-type="string" office:value="encounter rate">
            <text:p>encounter rate</text:p>
          </table:table-cell>
          <table:table-cell office:value-type="string" office:value="number of samples (k)">
            <text:p>number of samples (k)</text:p>
          </table:table-cell>
          <table:table-cell office:value-type="string" office:value="Value">
            <text:p>Value</text:p>
          </table:table-cell>
          <table:table-cell office:value-type="string" office:value="NSamp">
            <text:p>NSamp</text:p>
          </table:table-cell>
          <table:table-cell office:value-type="string" office:value="NEchant">
            <text:p>NEchant</text:p>
          </table:table-cell>
        </table:table-row>
        <table:table-row>
          <table:table-cell office:value-type="string" office:value="encounter rate">
            <text:p>encounter rate</text:p>
          </table:table-cell>
          <table:table-cell office:value-type="string" office:value="effort (L or K or T)">
            <text:p>effort (L or K or T)</text:p>
          </table:table-cell>
          <table:table-cell office:value-type="string" office:value="Value">
            <text:p>Value</text:p>
          </table:table-cell>
          <table:table-cell office:value-type="string" office:value="Effort">
            <text:p>Effort</text:p>
          </table:table-cell>
          <table:table-cell office:value-type="string" office:value="Effort">
            <text:p>Effort</text:p>
          </table:table-cell>
        </table:table-row>
        <table:table-row>
          <table:table-cell office:value-type="string" office:value="encounter rate">
            <text:p>encounter rate</text:p>
          </table:table-cell>
          <table:table-cell office:value-type="string" office:value="encounter rate (n/L or n/K or n/T)">
            <text:p>encounter rate (n/L or n/K or n/T)</text:p>
          </table:table-cell>
          <table:table-cell office:value-type="string" office:value="Value">
            <text:p>Value</text:p>
          </table:table-cell>
          <table:table-cell office:value-type="string" office:value="EncRate">
            <text:p>EncRate</text:p>
          </table:table-cell>
          <table:table-cell office:value-type="string" office:value="TxContact">
            <text:p>TxContact</text:p>
          </table:table-cell>
        </table:table-row>
        <table:table-row>
          <table:table-cell office:value-type="string" office:value="encounter rate">
            <text:p>encounter rate</text:p>
          </table:table-cell>
          <table:table-cell office:value-type="string" office:value="encounter rate (n/L or n/K or n/T)">
            <text:p>encounter rate (n/L or n/K or n/T)</text:p>
          </table:table-cell>
          <table:table-cell office:value-type="string" office:value="Cv">
            <text:p>Cv</text:p>
          </table:table-cell>
          <table:table-cell office:value-type="string" office:value="CoefVar EncRate">
            <text:p>CoefVar EncRate</text:p>
          </table:table-cell>
          <table:table-cell office:value-type="string" office:value="CoefVar TxContact">
            <text:p>CoefVar TxContact</text:p>
          </table:table-cell>
        </table:table-row>
        <table:table-row>
          <table:table-cell office:value-type="string" office:value="encounter rate">
            <text:p>encounter rate</text:p>
          </table:table-cell>
          <table:table-cell office:value-type="string" office:value="encounter rate (n/L or n/K or n/T)">
            <text:p>encounter rate (n/L or n/K or n/T)</text:p>
          </table:table-cell>
          <table:table-cell office:value-type="string" office:value="Lcl">
            <text:p>Lcl</text:p>
          </table:table-cell>
          <table:table-cell office:value-type="string" office:value="Min EncRate">
            <text:p>Min EncRate</text:p>
          </table:table-cell>
          <table:table-cell office:value-type="string" office:value="Min TxContact">
            <text:p>Min TxContact</text:p>
          </table:table-cell>
        </table:table-row>
        <table:table-row>
          <table:table-cell office:value-type="string" office:value="encounter rate">
            <text:p>encounter rate</text:p>
          </table:table-cell>
          <table:table-cell office:value-type="string" office:value="encounter rate (n/L or n/K or n/T)">
            <text:p>encounter rate (n/L or n/K or n/T)</text:p>
          </table:table-cell>
          <table:table-cell office:value-type="string" office:value="Ucl">
            <text:p>Ucl</text:p>
          </table:table-cell>
          <table:table-cell office:value-type="string" office:value="Max EncRate">
            <text:p>Max EncRate</text:p>
          </table:table-cell>
          <table:table-cell office:value-type="string" office:value="Max TxContact">
            <text:p>Max TxContact</text:p>
          </table:table-cell>
        </table:table-row>
        <table:table-row>
          <table:table-cell office:value-type="string" office:value="encounter rate">
            <text:p>encounter rate</text:p>
          </table:table-cell>
          <table:table-cell office:value-type="string" office:value="encounter rate (n/L or n/K or n/T)">
            <text:p>encounter rate (n/L or n/K or n/T)</text:p>
          </table:table-cell>
          <table:table-cell office:value-type="string" office:value="Df">
            <text:p>Df</text:p>
          </table:table-cell>
          <table:table-cell office:value-type="string" office:value="DoF EncRate">
            <text:p>DoF EncRate</text:p>
          </table:table-cell>
          <table:table-cell office:value-type="string" office:value="DegLib TxContact">
            <text:p>DegLib TxContact</text:p>
          </table:table-cell>
        </table:table-row>
        <table:table-row>
          <table:table-cell office:value-type="string" office:value="encounter rate">
            <text:p>encounter rate</text:p>
          </table:table-cell>
          <table:table-cell office:value-type="string" office:value="left truncation distance">
            <text:p>left truncation distance</text:p>
          </table:table-cell>
          <table:table-cell office:value-type="string" office:value="Value">
            <text:p>Value</text:p>
          </table:table-cell>
          <table:table-cell office:value-type="string" office:value="Left Trunc">
            <text:p>Left Trunc</text:p>
          </table:table-cell>
          <table:table-cell office:value-type="string" office:value="Tronc Gche">
            <text:p>Tronc Gche</text:p>
          </table:table-cell>
        </table:table-row>
        <table:table-row>
          <table:table-cell office:value-type="string" office:value="encounter rate">
            <text:p>encounter rate</text:p>
          </table:table-cell>
          <table:table-cell office:value-type="string" office:value="right truncation distance (w)">
            <text:p>right truncation distance (w)</text:p>
          </table:table-cell>
          <table:table-cell office:value-type="string" office:value="Value">
            <text:p>Value</text:p>
          </table:table-cell>
          <table:table-cell office:value-type="string" office:value="Right Trunc">
            <text:p>Right Trunc</text:p>
          </table:table-cell>
          <table:table-cell office:value-type="string" office:value="Tronc Dte">
            <text:p>Tronc Dte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total number of parameters (m)">
            <text:p>total number of parameters (m)</text:p>
          </table:table-cell>
          <table:table-cell office:value-type="string" office:value="Value">
            <text:p>Value</text:p>
          </table:table-cell>
          <table:table-cell office:value-type="string" office:value="TotNum Pars">
            <text:p>TotNum Pars</text:p>
          </table:table-cell>
          <table:table-cell office:value-type="string" office:value="NbTot Pars">
            <text:p>NbTot Pars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AIC value">
            <text:p>AIC value</text:p>
          </table:table-cell>
          <table:table-cell office:value-type="string" office:value="Value">
            <text:p>Value</text:p>
          </table:table-cell>
          <table:table-cell office:value-type="string" office:value="AIC">
            <text:p>AIC</text:p>
          </table:table-cell>
          <table:table-cell office:value-type="string" office:value="AIC">
            <text:p>AIC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chi-square test probability (distance set 1)">
            <text:p>chi-square test probability (distance set 1)</text:p>
          </table:table-cell>
          <table:table-cell office:value-type="string" office:value="Value">
            <text:p>Value</text:p>
          </table:table-cell>
          <table:table-cell office:value-type="string" office:value="Chi2 P 1">
            <text:p>Chi2 P 1</text:p>
          </table:table-cell>
          <table:table-cell office:value-type="string" office:value="Chi2 P 1">
            <text:p>Chi2 P 1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chi-square test probability (distance set 2)">
            <text:p>chi-square test probability (distance set 2)</text:p>
          </table:table-cell>
          <table:table-cell office:value-type="string" office:value="Value">
            <text:p>Value</text:p>
          </table:table-cell>
          <table:table-cell office:value-type="string" office:value="Chi2 P 2">
            <text:p>Chi2 P 2</text:p>
          </table:table-cell>
          <table:table-cell office:value-type="string" office:value="Chi2 P 2">
            <text:p>Chi2 P 2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chi-square test probability (distance set 3)">
            <text:p>chi-square test probability (distance set 3)</text:p>
          </table:table-cell>
          <table:table-cell office:value-type="string" office:value="Value">
            <text:p>Value</text:p>
          </table:table-cell>
          <table:table-cell office:value-type="string" office:value="Chi2 P 3">
            <text:p>Chi2 P 3</text:p>
          </table:table-cell>
          <table:table-cell office:value-type="string" office:value="Chi2 P 3">
            <text:p>Chi2 P 3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f(0) or h(0)">
            <text:p>f(0) or h(0)</text:p>
          </table:table-cell>
          <table:table-cell office:value-type="string" office:value="Value">
            <text:p>Value</text:p>
          </table:table-cell>
          <table:table-cell office:value-type="string" office:value="f/h(0)">
            <text:p>f/h(0)</text:p>
          </table:table-cell>
          <table:table-cell office:value-type="string" office:value="f/h(0)">
            <text:p>f/h(0)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f(0) or h(0)">
            <text:p>f(0) or h(0)</text:p>
          </table:table-cell>
          <table:table-cell office:value-type="string" office:value="Cv">
            <text:p>Cv</text:p>
          </table:table-cell>
          <table:table-cell office:value-type="string" office:value="CoefVar f/h(0)">
            <text:p>CoefVar f/h(0)</text:p>
          </table:table-cell>
          <table:table-cell office:value-type="string" office:value="CoefVar f/h(0)">
            <text:p>CoefVar f/h(0)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f(0) or h(0)">
            <text:p>f(0) or h(0)</text:p>
          </table:table-cell>
          <table:table-cell office:value-type="string" office:value="Lcl">
            <text:p>Lcl</text:p>
          </table:table-cell>
          <table:table-cell office:value-type="string" office:value="Min f/h(0)">
            <text:p>Min f/h(0)</text:p>
          </table:table-cell>
          <table:table-cell office:value-type="string" office:value="Min f/h(0)">
            <text:p>Min f/h(0)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f(0) or h(0)">
            <text:p>f(0) or h(0)</text:p>
          </table:table-cell>
          <table:table-cell office:value-type="string" office:value="Ucl">
            <text:p>Ucl</text:p>
          </table:table-cell>
          <table:table-cell office:value-type="string" office:value="Max f/h(0)">
            <text:p>Max f/h(0)</text:p>
          </table:table-cell>
          <table:table-cell office:value-type="string" office:value="Max f/h(0)">
            <text:p>Max f/h(0)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f(0) or h(0)">
            <text:p>f(0) or h(0)</text:p>
          </table:table-cell>
          <table:table-cell office:value-type="string" office:value="Df">
            <text:p>Df</text:p>
          </table:table-cell>
          <table:table-cell office:value-type="string" office:value="DoF f/h(0)">
            <text:p>DoF f/h(0)</text:p>
          </table:table-cell>
          <table:table-cell office:value-type="string" office:value="DegLib f/h(0)">
            <text:p>DegLib f/h(0)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probability of detection (Pw)">
            <text:p>probability of detection (Pw)</text:p>
          </table:table-cell>
          <table:table-cell office:value-type="string" office:value="Value">
            <text:p>Value</text:p>
          </table:table-cell>
          <table:table-cell office:value-type="string" office:value="PDetec">
            <text:p>PDetec</text:p>
          </table:table-cell>
          <table:table-cell office:value-type="string" office:value="PDetec">
            <text:p>PDetec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probability of detection (Pw)">
            <text:p>probability of detection (Pw)</text:p>
          </table:table-cell>
          <table:table-cell office:value-type="string" office:value="Cv">
            <text:p>Cv</text:p>
          </table:table-cell>
          <table:table-cell office:value-type="string" office:value="CoefVar PDetec">
            <text:p>CoefVar PDetec</text:p>
          </table:table-cell>
          <table:table-cell office:value-type="string" office:value="CoefVar PDetec">
            <text:p>CoefVar PDetec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probability of detection (Pw)">
            <text:p>probability of detection (Pw)</text:p>
          </table:table-cell>
          <table:table-cell office:value-type="string" office:value="Lcl">
            <text:p>Lcl</text:p>
          </table:table-cell>
          <table:table-cell office:value-type="string" office:value="Min PDetec">
            <text:p>Min PDetec</text:p>
          </table:table-cell>
          <table:table-cell office:value-type="string" office:value="Min PDetec">
            <text:p>Min PDetec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probability of detection (Pw)">
            <text:p>probability of detection (Pw)</text:p>
          </table:table-cell>
          <table:table-cell office:value-type="string" office:value="Ucl">
            <text:p>Ucl</text:p>
          </table:table-cell>
          <table:table-cell office:value-type="string" office:value="Max PDetec">
            <text:p>Max PDetec</text:p>
          </table:table-cell>
          <table:table-cell office:value-type="string" office:value="Max PDetec">
            <text:p>Max PDetec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probability of detection (Pw)">
            <text:p>probability of detection (Pw)</text:p>
          </table:table-cell>
          <table:table-cell office:value-type="string" office:value="Df">
            <text:p>Df</text:p>
          </table:table-cell>
          <table:table-cell office:value-type="string" office:value="DoF PDetec">
            <text:p>DoF PDetec</text:p>
          </table:table-cell>
          <table:table-cell office:value-type="string" office:value="DegLib PDetec">
            <text:p>DegLib PDetec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ffective strip width (ESW) or effective detection radius (EDR)">
            <text:p>effective strip width (ESW) or effective detection radius (EDR)</text:p>
          </table:table-cell>
          <table:table-cell office:value-type="string" office:value="Value">
            <text:p>Value</text:p>
          </table:table-cell>
          <table:table-cell office:value-type="string" office:value="EDR/ESW">
            <text:p>EDR/ESW</text:p>
          </table:table-cell>
          <table:table-cell office:value-type="string" office:value="EDR/ESW">
            <text:p>EDR/ESW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ffective strip width (ESW) or effective detection radius (EDR)">
            <text:p>effective strip width (ESW) or effective detection radius (EDR)</text:p>
          </table:table-cell>
          <table:table-cell office:value-type="string" office:value="Cv">
            <text:p>Cv</text:p>
          </table:table-cell>
          <table:table-cell office:value-type="string" office:value="CoefVar EDR/ESW">
            <text:p>CoefVar EDR/ESW</text:p>
          </table:table-cell>
          <table:table-cell office:value-type="string" office:value="CoefVar EDR/ESW">
            <text:p>CoefVar EDR/ESW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ffective strip width (ESW) or effective detection radius (EDR)">
            <text:p>effective strip width (ESW) or effective detection radius (EDR)</text:p>
          </table:table-cell>
          <table:table-cell office:value-type="string" office:value="Lcl">
            <text:p>Lcl</text:p>
          </table:table-cell>
          <table:table-cell office:value-type="string" office:value="Min EDR/ESW">
            <text:p>Min EDR/ESW</text:p>
          </table:table-cell>
          <table:table-cell office:value-type="string" office:value="Min EDR/ESW">
            <text:p>Min EDR/ESW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ffective strip width (ESW) or effective detection radius (EDR)">
            <text:p>effective strip width (ESW) or effective detection radius (EDR)</text:p>
          </table:table-cell>
          <table:table-cell office:value-type="string" office:value="Ucl">
            <text:p>Ucl</text:p>
          </table:table-cell>
          <table:table-cell office:value-type="string" office:value="Max EDR/ESW">
            <text:p>Max EDR/ESW</text:p>
          </table:table-cell>
          <table:table-cell office:value-type="string" office:value="Max EDR/ESW">
            <text:p>Max EDR/ESW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ffective strip width (ESW) or effective detection radius (EDR)">
            <text:p>effective strip width (ESW) or effective detection radius (EDR)</text:p>
          </table:table-cell>
          <table:table-cell office:value-type="string" office:value="Df">
            <text:p>Df</text:p>
          </table:table-cell>
          <table:table-cell office:value-type="string" office:value="DoF EDR/ESW">
            <text:p>DoF EDR/ESW</text:p>
          </table:table-cell>
          <table:table-cell office:value-type="string" office:value="DegLib EDR/ESW">
            <text:p>DegLib EDR/ESW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AICc">
            <text:p>AICc</text:p>
          </table:table-cell>
          <table:table-cell office:value-type="string" office:value="Value">
            <text:p>Value</text:p>
          </table:table-cell>
          <table:table-cell office:value-type="string" office:value="AICc">
            <text:p>AICc</text:p>
          </table:table-cell>
          <table:table-cell office:value-type="string" office:value="AICc">
            <text:p>AICc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BIC">
            <text:p>BIC</text:p>
          </table:table-cell>
          <table:table-cell office:value-type="string" office:value="Value">
            <text:p>Value</text:p>
          </table:table-cell>
          <table:table-cell office:value-type="string" office:value="BIC">
            <text:p>BIC</text:p>
          </table:table-cell>
          <table:table-cell office:value-type="string" office:value="BIC">
            <text:p>BIC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Log likelihood">
            <text:p>Log likelihood</text:p>
          </table:table-cell>
          <table:table-cell office:value-type="string" office:value="Value">
            <text:p>Value</text:p>
          </table:table-cell>
          <table:table-cell office:value-type="string" office:value="LogLhood">
            <text:p>LogLhood</text:p>
          </table:table-cell>
          <table:table-cell office:value-type="string" office:value="LogProba">
            <text:p>LogProba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Kolmogorov-Smirnov test probability">
            <text:p>Kolmogorov-Smirnov test probability</text:p>
          </table:table-cell>
          <table:table-cell office:value-type="string" office:value="Value">
            <text:p>Value</text:p>
          </table:table-cell>
          <table:table-cell office:value-type="string" office:value="KS P">
            <text:p>KS P</text:p>
          </table:table-cell>
          <table:table-cell office:value-type="string" office:value="KS P">
            <text:p>KS P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Cramér-von Mises (uniform weighting) test probability">
            <text:p>Cramér-von Mises (uniform weighting) test probability</text:p>
          </table:table-cell>
          <table:table-cell office:value-type="string" office:value="Value">
            <text:p>Value</text:p>
          </table:table-cell>
          <table:table-cell office:value-type="string" office:value="CvM Uw P">
            <text:p>CvM Uw P</text:p>
          </table:table-cell>
          <table:table-cell office:value-type="string" office:value="CvM Uw P">
            <text:p>CvM Uw P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Cramér-von Mises (cosine weighting) test probability">
            <text:p>Cramér-von Mises (cosine weighting) test probability</text:p>
          </table:table-cell>
          <table:table-cell office:value-type="string" office:value="Value">
            <text:p>Value</text:p>
          </table:table-cell>
          <table:table-cell office:value-type="string" office:value="CvM Cw P">
            <text:p>CvM Cw P</text:p>
          </table:table-cell>
          <table:table-cell office:value-type="string" office:value="CvM Cw P">
            <text:p>CvM Cw P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key function type">
            <text:p>key function type</text:p>
          </table:table-cell>
          <table:table-cell office:value-type="string" office:value="Value">
            <text:p>Value</text:p>
          </table:table-cell>
          <table:table-cell office:value-type="string" office:value="Key Fn">
            <text:p>Key Fn</text:p>
          </table:table-cell>
          <table:table-cell office:value-type="string" office:value="Fn Clé">
            <text:p>Fn Clé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adjustment series type">
            <text:p>adjustment series type</text:p>
          </table:table-cell>
          <table:table-cell office:value-type="string" office:value="Value">
            <text:p>Value</text:p>
          </table:table-cell>
          <table:table-cell office:value-type="string" office:value="Adj Ser">
            <text:p>Adj Ser</text:p>
          </table:table-cell>
          <table:table-cell office:value-type="string" office:value="Sér Ajust">
            <text:p>Sér Ajust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number of key function parameters (NKP)">
            <text:p>number of key function parameters (NKP)</text:p>
          </table:table-cell>
          <table:table-cell office:value-type="string" office:value="Value">
            <text:p>Value</text:p>
          </table:table-cell>
          <table:table-cell office:value-type="string" office:value="NumPars KeyFn">
            <text:p>NumPars KeyFn</text:p>
          </table:table-cell>
          <table:table-cell office:value-type="string" office:value="NbPars FnClé">
            <text:p>NbPars FnClé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number of adjustment term parameters (NAP)">
            <text:p>number of adjustment term parameters (NAP)</text:p>
          </table:table-cell>
          <table:table-cell office:value-type="string" office:value="Value">
            <text:p>Value</text:p>
          </table:table-cell>
          <table:table-cell office:value-type="string" office:value="NumPars AdjSer">
            <text:p>NumPars AdjSer</text:p>
          </table:table-cell>
          <table:table-cell office:value-type="string" office:value="NbPars SérAjust">
            <text:p>NbPars SérAjust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number of covariate parameters (NCP)">
            <text:p>number of covariate parameters (NCP)</text:p>
          </table:table-cell>
          <table:table-cell office:value-type="string" office:value="Value">
            <text:p>Value</text:p>
          </table:table-cell>
          <table:table-cell office:value-type="string" office:value="Num Covars">
            <text:p>Num Covars</text:p>
          </table:table-cell>
          <table:table-cell office:value-type="string" office:value="Nb Covars">
            <text:p>Nb Covars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undocumented #18 stat">
            <text:p>undocumented #18 stat</text:p>
          </table:table-cell>
          <table:table-cell office:value-type="string" office:value="Value">
            <text:p>Value</text:p>
          </table:table-cell>
          <table:table-cell office:value-type="string" office:value="SansDoc #18">
            <text:p>SansDoc #18</text:p>
          </table:table-cell>
          <table:table-cell office:value-type="string" office:value="NoDoc #18">
            <text:p>NoDoc #18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undocumented #19 stat">
            <text:p>undocumented #19 stat</text:p>
          </table:table-cell>
          <table:table-cell office:value-type="string" office:value="Value">
            <text:p>Value</text:p>
          </table:table-cell>
          <table:table-cell office:value-type="string" office:value="SansDoc #19">
            <text:p>SansDoc #19</text:p>
          </table:table-cell>
          <table:table-cell office:value-type="string" office:value="NoDoc #19">
            <text:p>NoDoc #19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undocumented #20 stat (distance set 1)">
            <text:p>undocumented #20 stat (distance set 1)</text:p>
          </table:table-cell>
          <table:table-cell office:value-type="string" office:value="Value">
            <text:p>Value</text:p>
          </table:table-cell>
          <table:table-cell office:value-type="string" office:value="SansDoc #20 1">
            <text:p>SansDoc #20 1</text:p>
          </table:table-cell>
          <table:table-cell office:value-type="string" office:value="NoDoc #20 1">
            <text:p>NoDoc #20 1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undocumented #20 stat (distance set 2)">
            <text:p>undocumented #20 stat (distance set 2)</text:p>
          </table:table-cell>
          <table:table-cell office:value-type="string" office:value="Value">
            <text:p>Value</text:p>
          </table:table-cell>
          <table:table-cell office:value-type="string" office:value="SansDoc #20 2">
            <text:p>SansDoc #20 2</text:p>
          </table:table-cell>
          <table:table-cell office:value-type="string" office:value="NoDoc #20 2">
            <text:p>NoDoc #20 2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undocumented #20 stat (distance set 3)">
            <text:p>undocumented #20 stat (distance set 3)</text:p>
          </table:table-cell>
          <table:table-cell office:value-type="string" office:value="Value">
            <text:p>Value</text:p>
          </table:table-cell>
          <table:table-cell office:value-type="string" office:value="SansDoc #20 3">
            <text:p>SansDoc #20 3</text:p>
          </table:table-cell>
          <table:table-cell office:value-type="string" office:value="NoDoc #20 3">
            <text:p>NoDoc #20 3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undocumented #21 stat (distance set 1)">
            <text:p>undocumented #21 stat (distance set 1)</text:p>
          </table:table-cell>
          <table:table-cell office:value-type="string" office:value="Value">
            <text:p>Value</text:p>
          </table:table-cell>
          <table:table-cell office:value-type="string" office:value="SansDoc #21 1">
            <text:p>SansDoc #21 1</text:p>
          </table:table-cell>
          <table:table-cell office:value-type="string" office:value="NoDoc #21 1">
            <text:p>NoDoc #21 1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undocumented #21 stat (distance set 2)">
            <text:p>undocumented #21 stat (distance set 2)</text:p>
          </table:table-cell>
          <table:table-cell office:value-type="string" office:value="Value">
            <text:p>Value</text:p>
          </table:table-cell>
          <table:table-cell office:value-type="string" office:value="SansDoc #21 2">
            <text:p>SansDoc #21 2</text:p>
          </table:table-cell>
          <table:table-cell office:value-type="string" office:value="NoDoc #21 2">
            <text:p>NoDoc #21 2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undocumented #21 stat (distance set 3)">
            <text:p>undocumented #21 stat (distance set 3)</text:p>
          </table:table-cell>
          <table:table-cell office:value-type="string" office:value="Value">
            <text:p>Value</text:p>
          </table:table-cell>
          <table:table-cell office:value-type="string" office:value="SansDoc #21 3">
            <text:p>SansDoc #21 3</text:p>
          </table:table-cell>
          <table:table-cell office:value-type="string" office:value="NoDoc #21 3">
            <text:p>NoDoc #21 3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undocumented #22 stat (distance set 1)">
            <text:p>undocumented #22 stat (distance set 1)</text:p>
          </table:table-cell>
          <table:table-cell office:value-type="string" office:value="Value">
            <text:p>Value</text:p>
          </table:table-cell>
          <table:table-cell office:value-type="string" office:value="SansDoc #22 1">
            <text:p>SansDoc #22 1</text:p>
          </table:table-cell>
          <table:table-cell office:value-type="string" office:value="NoDoc #22 1">
            <text:p>NoDoc #22 1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undocumented #22 stat (distance set 2)">
            <text:p>undocumented #22 stat (distance set 2)</text:p>
          </table:table-cell>
          <table:table-cell office:value-type="string" office:value="Value">
            <text:p>Value</text:p>
          </table:table-cell>
          <table:table-cell office:value-type="string" office:value="SansDoc #22 2">
            <text:p>SansDoc #22 2</text:p>
          </table:table-cell>
          <table:table-cell office:value-type="string" office:value="NoDoc #22 2">
            <text:p>NoDoc #22 2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undocumented #22 stat (distance set 3)">
            <text:p>undocumented #22 stat (distance set 3)</text:p>
          </table:table-cell>
          <table:table-cell office:value-type="string" office:value="Value">
            <text:p>Value</text:p>
          </table:table-cell>
          <table:table-cell office:value-type="string" office:value="SansDoc #22 3">
            <text:p>SansDoc #22 3</text:p>
          </table:table-cell>
          <table:table-cell office:value-type="string" office:value="NoDoc #22 3">
            <text:p>NoDoc #22 3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stimated value of A(1) adjustment term parameter">
            <text:p>estimated value of A(1) adjustment term parameter</text:p>
          </table:table-cell>
          <table:table-cell office:value-type="string" office:value="Value">
            <text:p>Value</text:p>
          </table:table-cell>
          <table:table-cell office:value-type="string" office:value="EstA(1)">
            <text:p>EstA(1)</text:p>
          </table:table-cell>
          <table:table-cell office:value-type="string" office:value="EstA(1)">
            <text:p>EstA(1)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stimated value of A(2) adjustment term parameter">
            <text:p>estimated value of A(2) adjustment term parameter</text:p>
          </table:table-cell>
          <table:table-cell office:value-type="string" office:value="Value">
            <text:p>Value</text:p>
          </table:table-cell>
          <table:table-cell office:value-type="string" office:value="EstA(2)">
            <text:p>EstA(2)</text:p>
          </table:table-cell>
          <table:table-cell office:value-type="string" office:value="EstA(2)">
            <text:p>EstA(2)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stimated value of A(3) adjustment term parameter">
            <text:p>estimated value of A(3) adjustment term parameter</text:p>
          </table:table-cell>
          <table:table-cell office:value-type="string" office:value="Value">
            <text:p>Value</text:p>
          </table:table-cell>
          <table:table-cell office:value-type="string" office:value="EstA(3)">
            <text:p>EstA(3)</text:p>
          </table:table-cell>
          <table:table-cell office:value-type="string" office:value="EstA(3)">
            <text:p>EstA(3)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stimated value of A(4) adjustment term parameter">
            <text:p>estimated value of A(4) adjustment term parameter</text:p>
          </table:table-cell>
          <table:table-cell office:value-type="string" office:value="Value">
            <text:p>Value</text:p>
          </table:table-cell>
          <table:table-cell office:value-type="string" office:value="EstA(4)">
            <text:p>EstA(4)</text:p>
          </table:table-cell>
          <table:table-cell office:value-type="string" office:value="EstA(4)">
            <text:p>EstA(4)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stimated value of A(5) adjustment term parameter">
            <text:p>estimated value of A(5) adjustment term parameter</text:p>
          </table:table-cell>
          <table:table-cell office:value-type="string" office:value="Value">
            <text:p>Value</text:p>
          </table:table-cell>
          <table:table-cell office:value-type="string" office:value="EstA(5)">
            <text:p>EstA(5)</text:p>
          </table:table-cell>
          <table:table-cell office:value-type="string" office:value="EstA(5)">
            <text:p>EstA(5)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stimated value of A(6) adjustment term parameter">
            <text:p>estimated value of A(6) adjustment term parameter</text:p>
          </table:table-cell>
          <table:table-cell office:value-type="string" office:value="Value">
            <text:p>Value</text:p>
          </table:table-cell>
          <table:table-cell office:value-type="string" office:value="EstA(6)">
            <text:p>EstA(6)</text:p>
          </table:table-cell>
          <table:table-cell office:value-type="string" office:value="EstA(6)">
            <text:p>EstA(6)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stimated value of A(7) adjustment term parameter">
            <text:p>estimated value of A(7) adjustment term parameter</text:p>
          </table:table-cell>
          <table:table-cell office:value-type="string" office:value="Value">
            <text:p>Value</text:p>
          </table:table-cell>
          <table:table-cell office:value-type="string" office:value="EstA(7)">
            <text:p>EstA(7)</text:p>
          </table:table-cell>
          <table:table-cell office:value-type="string" office:value="EstA(7)">
            <text:p>EstA(7)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stimated value of A(8) adjustment term parameter">
            <text:p>estimated value of A(8) adjustment term parameter</text:p>
          </table:table-cell>
          <table:table-cell office:value-type="string" office:value="Value">
            <text:p>Value</text:p>
          </table:table-cell>
          <table:table-cell office:value-type="string" office:value="EstA(8)">
            <text:p>EstA(8)</text:p>
          </table:table-cell>
          <table:table-cell office:value-type="string" office:value="EstA(8)">
            <text:p>EstA(8)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stimated value of A(9) adjustment term parameter">
            <text:p>estimated value of A(9) adjustment term parameter</text:p>
          </table:table-cell>
          <table:table-cell office:value-type="string" office:value="Value">
            <text:p>Value</text:p>
          </table:table-cell>
          <table:table-cell office:value-type="string" office:value="EstA(9)">
            <text:p>EstA(9)</text:p>
          </table:table-cell>
          <table:table-cell office:value-type="string" office:value="EstA(9)">
            <text:p>EstA(9)</text:p>
          </table:table-cell>
        </table:table-row>
        <table:table-row>
          <table:table-cell office:value-type="string" office:value="detection probability">
            <text:p>detection probability</text:p>
          </table:table-cell>
          <table:table-cell office:value-type="string" office:value="estimated value of A(10) adjustment term parameter">
            <text:p>estimated value of A(10) adjustment term parameter</text:p>
          </table:table-cell>
          <table:table-cell office:value-type="string" office:value="Value">
            <text:p>Value</text:p>
          </table:table-cell>
          <table:table-cell office:value-type="string" office:value="EstA(10)">
            <text:p>EstA(10)</text:p>
          </table:table-cell>
          <table:table-cell office:value-type="string" office:value="EstA(10)">
            <text:p>EstA(10)</text:p>
          </table:table-cell>
        </table:table-row>
        <table:table-row>
          <table:table-cell office:value-type="string" office:value="cluster size">
            <text:p>cluster size</text:p>
          </table:table-cell>
          <table:table-cell office:value-type="string" office:value="average cluster size">
            <text:p>average cluster size</text:p>
          </table:table-cell>
          <table:table-cell office:value-type="string" office:value="Value">
            <text:p>Value</text:p>
          </table:table-cell>
          <table:table-cell office:value-type="string" office:value="AvgSz Clust">
            <text:p>AvgSz Clust</text:p>
          </table:table-cell>
          <table:table-cell office:value-type="string" office:value="TailMoyClust">
            <text:p>TailMoyClust</text:p>
          </table:table-cell>
        </table:table-row>
        <table:table-row>
          <table:table-cell office:value-type="string" office:value="cluster size">
            <text:p>cluster size</text:p>
          </table:table-cell>
          <table:table-cell office:value-type="string" office:value="average cluster size">
            <text:p>average cluster size</text:p>
          </table:table-cell>
          <table:table-cell office:value-type="string" office:value="Cv">
            <text:p>Cv</text:p>
          </table:table-cell>
          <table:table-cell office:value-type="string" office:value="CoefVar AvgSz Clust">
            <text:p>CoefVar AvgSz Clust</text:p>
          </table:table-cell>
          <table:table-cell office:value-type="string" office:value="CoefVar TailMoy Clust">
            <text:p>CoefVar TailMoy Clust</text:p>
          </table:table-cell>
        </table:table-row>
        <table:table-row>
          <table:table-cell office:value-type="string" office:value="cluster size">
            <text:p>cluster size</text:p>
          </table:table-cell>
          <table:table-cell office:value-type="string" office:value="average cluster size">
            <text:p>average cluster size</text:p>
          </table:table-cell>
          <table:table-cell office:value-type="string" office:value="Lcl">
            <text:p>Lcl</text:p>
          </table:table-cell>
          <table:table-cell office:value-type="string" office:value="Min AvgSz Clust">
            <text:p>Min AvgSz Clust</text:p>
          </table:table-cell>
          <table:table-cell office:value-type="string" office:value="Min TailMoy Clust">
            <text:p>Min TailMoy Clust</text:p>
          </table:table-cell>
        </table:table-row>
        <table:table-row>
          <table:table-cell office:value-type="string" office:value="cluster size">
            <text:p>cluster size</text:p>
          </table:table-cell>
          <table:table-cell office:value-type="string" office:value="average cluster size">
            <text:p>average cluster size</text:p>
          </table:table-cell>
          <table:table-cell office:value-type="string" office:value="Ucl">
            <text:p>Ucl</text:p>
          </table:table-cell>
          <table:table-cell office:value-type="string" office:value="Max AvgSz Clust">
            <text:p>Max AvgSz Clust</text:p>
          </table:table-cell>
          <table:table-cell office:value-type="string" office:value="Max TailMoy Clust">
            <text:p>Max TailMoy Clust</text:p>
          </table:table-cell>
        </table:table-row>
        <table:table-row>
          <table:table-cell office:value-type="string" office:value="cluster size">
            <text:p>cluster size</text:p>
          </table:table-cell>
          <table:table-cell office:value-type="string" office:value="average cluster size">
            <text:p>average cluster size</text:p>
          </table:table-cell>
          <table:table-cell office:value-type="string" office:value="Df">
            <text:p>Df</text:p>
          </table:table-cell>
          <table:table-cell office:value-type="string" office:value="DoF AvgSz Clust">
            <text:p>DoF AvgSz Clust</text:p>
          </table:table-cell>
          <table:table-cell office:value-type="string" office:value="DegLib TailMoy Clust">
            <text:p>DegLib TailMoy Clust</text:p>
          </table:table-cell>
        </table:table-row>
        <table:table-row>
          <table:table-cell office:value-type="string" office:value="cluster size">
            <text:p>cluster size</text:p>
          </table:table-cell>
          <table:table-cell office:value-type="string" office:value="size-bias regression correlation (r)">
            <text:p>size-bias regression correlation (r)</text:p>
          </table:table-cell>
          <table:table-cell office:value-type="string" office:value="Value">
            <text:p>Value</text:p>
          </table:table-cell>
          <table:table-cell office:value-type="string" office:value="SzBias RegCorr">
            <text:p>SzBias RegCorr</text:p>
          </table:table-cell>
          <table:table-cell office:value-type="string" office:value="CorrReg BiaisTail">
            <text:p>CorrReg BiaisTail</text:p>
          </table:table-cell>
        </table:table-row>
        <table:table-row>
          <table:table-cell office:value-type="string" office:value="cluster size">
            <text:p>cluster size</text:p>
          </table:table-cell>
          <table:table-cell office:value-type="string" office:value="p-value for correlation significance (r-p)">
            <text:p>p-value for correlation significance (r-p)</text:p>
          </table:table-cell>
          <table:table-cell office:value-type="string" office:value="Value">
            <text:p>Value</text:p>
          </table:table-cell>
          <table:table-cell office:value-type="string" office:value="Cor Sign PVal">
            <text:p>Cor Sign PVal</text:p>
          </table:table-cell>
          <table:table-cell office:value-type="string" office:value="PVal SignifCorr">
            <text:p>PVal SignifCorr</text:p>
          </table:table-cell>
        </table:table-row>
        <table:table-row>
          <table:table-cell office:value-type="string" office:value="cluster size">
            <text:p>cluster size</text:p>
          </table:table-cell>
          <table:table-cell office:value-type="string" office:value="estimate of expected cluster size corrected for size bias">
            <text:p>estimate of expected cluster size corrected for size bias</text:p>
          </table:table-cell>
          <table:table-cell office:value-type="string" office:value="Value">
            <text:p>Value</text:p>
          </table:table-cell>
          <table:table-cell office:value-type="string" office:value="EstExp FixedCluSz">
            <text:p>EstExp FixedCluSz</text:p>
          </table:table-cell>
          <table:table-cell office:value-type="string" office:value="TailCorr CluAttEst">
            <text:p>TailCorr CluAttEst</text:p>
          </table:table-cell>
        </table:table-row>
        <table:table-row>
          <table:table-cell office:value-type="string" office:value="cluster size">
            <text:p>cluster size</text:p>
          </table:table-cell>
          <table:table-cell office:value-type="string" office:value="estimate of expected cluster size corrected for size bias">
            <text:p>estimate of expected cluster size corrected for size bias</text:p>
          </table:table-cell>
          <table:table-cell office:value-type="string" office:value="Cv">
            <text:p>Cv</text:p>
          </table:table-cell>
          <table:table-cell office:value-type="string" office:value="CoefVar EstExp FixedCluSz">
            <text:p>CoefVar EstExp FixedCluSz</text:p>
          </table:table-cell>
          <table:table-cell office:value-type="string" office:value="CoefVar TailCorr CluAttEst">
            <text:p>CoefVar TailCorr CluAttEst</text:p>
          </table:table-cell>
        </table:table-row>
        <table:table-row>
          <table:table-cell office:value-type="string" office:value="cluster size">
            <text:p>cluster size</text:p>
          </table:table-cell>
          <table:table-cell office:value-type="string" office:value="estimate of expected cluster size corrected for size bias">
            <text:p>estimate of expected cluster size corrected for size bias</text:p>
          </table:table-cell>
          <table:table-cell office:value-type="string" office:value="Lcl">
            <text:p>Lcl</text:p>
          </table:table-cell>
          <table:table-cell office:value-type="string" office:value="Min EstExp FixedCluSz">
            <text:p>Min EstExp FixedCluSz</text:p>
          </table:table-cell>
          <table:table-cell office:value-type="string" office:value="Min TailCorr CluAttEst">
            <text:p>Min TailCorr CluAttEst</text:p>
          </table:table-cell>
        </table:table-row>
        <table:table-row>
          <table:table-cell office:value-type="string" office:value="cluster size">
            <text:p>cluster size</text:p>
          </table:table-cell>
          <table:table-cell office:value-type="string" office:value="estimate of expected cluster size corrected for size bias">
            <text:p>estimate of expected cluster size corrected for size bias</text:p>
          </table:table-cell>
          <table:table-cell office:value-type="string" office:value="Ucl">
            <text:p>Ucl</text:p>
          </table:table-cell>
          <table:table-cell office:value-type="string" office:value="Max EstExp FixedCluSz">
            <text:p>Max EstExp FixedCluSz</text:p>
          </table:table-cell>
          <table:table-cell office:value-type="string" office:value="Max TailCorr CluAttEst">
            <text:p>Max TailCorr CluAttEst</text:p>
          </table:table-cell>
        </table:table-row>
        <table:table-row>
          <table:table-cell office:value-type="string" office:value="cluster size">
            <text:p>cluster size</text:p>
          </table:table-cell>
          <table:table-cell office:value-type="string" office:value="estimate of expected cluster size corrected for size bias">
            <text:p>estimate of expected cluster size corrected for size bias</text:p>
          </table:table-cell>
          <table:table-cell office:value-type="string" office:value="Df">
            <text:p>Df</text:p>
          </table:table-cell>
          <table:table-cell office:value-type="string" office:value="DoF EstExp FixedCluSz">
            <text:p>DoF EstExp FixedCluSz</text:p>
          </table:table-cell>
          <table:table-cell office:value-type="string" office:value="DegLib TailCorr CluAttEst">
            <text:p>DegLib TailCorr CluAttEst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density of clusters (or animal density if non-clustered)">
            <text:p>density of clusters (or animal density if non-clustered)</text:p>
          </table:table-cell>
          <table:table-cell office:value-type="string" office:value="Value">
            <text:p>Value</text:p>
          </table:table-cell>
          <table:table-cell office:value-type="string" office:value="DensClu">
            <text:p>DensClu</text:p>
          </table:table-cell>
          <table:table-cell office:value-type="string" office:value="DensClu">
            <text:p>DensClu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density of clusters (or animal density if non-clustered)">
            <text:p>density of clusters (or animal density if non-clustered)</text:p>
          </table:table-cell>
          <table:table-cell office:value-type="string" office:value="Cv">
            <text:p>Cv</text:p>
          </table:table-cell>
          <table:table-cell office:value-type="string" office:value="CoefVar DensClu">
            <text:p>CoefVar DensClu</text:p>
          </table:table-cell>
          <table:table-cell office:value-type="string" office:value="CoefVar DensClu">
            <text:p>CoefVar DensClu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density of clusters (or animal density if non-clustered)">
            <text:p>density of clusters (or animal density if non-clustered)</text:p>
          </table:table-cell>
          <table:table-cell office:value-type="string" office:value="Lcl">
            <text:p>Lcl</text:p>
          </table:table-cell>
          <table:table-cell office:value-type="string" office:value="Min DensClu">
            <text:p>Min DensClu</text:p>
          </table:table-cell>
          <table:table-cell office:value-type="string" office:value="Min DensClu">
            <text:p>Min DensClu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density of clusters (or animal density if non-clustered)">
            <text:p>density of clusters (or animal density if non-clustered)</text:p>
          </table:table-cell>
          <table:table-cell office:value-type="string" office:value="Ucl">
            <text:p>Ucl</text:p>
          </table:table-cell>
          <table:table-cell office:value-type="string" office:value="Max DensClu">
            <text:p>Max DensClu</text:p>
          </table:table-cell>
          <table:table-cell office:value-type="string" office:value="Max DensClu">
            <text:p>Max DensClu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density of clusters (or animal density if non-clustered)">
            <text:p>density of clusters (or animal density if non-clustered)</text:p>
          </table:table-cell>
          <table:table-cell office:value-type="string" office:value="Df">
            <text:p>Df</text:p>
          </table:table-cell>
          <table:table-cell office:value-type="string" office:value="DoF DensClu">
            <text:p>DoF DensClu</text:p>
          </table:table-cell>
          <table:table-cell office:value-type="string" office:value="DegLib DensClu">
            <text:p>DegLib DensClu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density of animals">
            <text:p>density of animals</text:p>
          </table:table-cell>
          <table:table-cell office:value-type="string" office:value="Value">
            <text:p>Value</text:p>
          </table:table-cell>
          <table:table-cell office:value-type="string" office:value="Density">
            <text:p>Density</text:p>
          </table:table-cell>
          <table:table-cell office:value-type="string" office:value="Densité">
            <text:p>Densité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density of animals">
            <text:p>density of animals</text:p>
          </table:table-cell>
          <table:table-cell office:value-type="string" office:value="Cv">
            <text:p>Cv</text:p>
          </table:table-cell>
          <table:table-cell office:value-type="string" office:value="CoefVar Density">
            <text:p>CoefVar Density</text:p>
          </table:table-cell>
          <table:table-cell office:value-type="string" office:value="CoefVar Densité">
            <text:p>CoefVar Densité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density of animals">
            <text:p>density of animals</text:p>
          </table:table-cell>
          <table:table-cell office:value-type="string" office:value="Lcl">
            <text:p>Lcl</text:p>
          </table:table-cell>
          <table:table-cell office:value-type="string" office:value="Min Density">
            <text:p>Min Density</text:p>
          </table:table-cell>
          <table:table-cell office:value-type="string" office:value="Min Densité">
            <text:p>Min Densité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density of animals">
            <text:p>density of animals</text:p>
          </table:table-cell>
          <table:table-cell office:value-type="string" office:value="Ucl">
            <text:p>Ucl</text:p>
          </table:table-cell>
          <table:table-cell office:value-type="string" office:value="Max Density">
            <text:p>Max Density</text:p>
          </table:table-cell>
          <table:table-cell office:value-type="string" office:value="Max Densité">
            <text:p>Max Densité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density of animals">
            <text:p>density of animals</text:p>
          </table:table-cell>
          <table:table-cell office:value-type="string" office:value="Df">
            <text:p>Df</text:p>
          </table:table-cell>
          <table:table-cell office:value-type="string" office:value="DoF Density">
            <text:p>DoF Density</text:p>
          </table:table-cell>
          <table:table-cell office:value-type="string" office:value="DegLib Densité">
            <text:p>DegLib Densité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number of animals, if survey area is specified">
            <text:p>number of animals, if survey area is specified</text:p>
          </table:table-cell>
          <table:table-cell office:value-type="string" office:value="Value">
            <text:p>Value</text:p>
          </table:table-cell>
          <table:table-cell office:value-type="string" office:value="Number">
            <text:p>Number</text:p>
          </table:table-cell>
          <table:table-cell office:value-type="string" office:value="Nombre">
            <text:p>Nombre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number of animals, if survey area is specified">
            <text:p>number of animals, if survey area is specified</text:p>
          </table:table-cell>
          <table:table-cell office:value-type="string" office:value="Cv">
            <text:p>Cv</text:p>
          </table:table-cell>
          <table:table-cell office:value-type="string" office:value="CoefVar Number">
            <text:p>CoefVar Number</text:p>
          </table:table-cell>
          <table:table-cell office:value-type="string" office:value="CoefVar Nombre">
            <text:p>CoefVar Nombre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number of animals, if survey area is specified">
            <text:p>number of animals, if survey area is specified</text:p>
          </table:table-cell>
          <table:table-cell office:value-type="string" office:value="Lcl">
            <text:p>Lcl</text:p>
          </table:table-cell>
          <table:table-cell office:value-type="string" office:value="Min Number">
            <text:p>Min Number</text:p>
          </table:table-cell>
          <table:table-cell office:value-type="string" office:value="Min Nombre">
            <text:p>Min Nombre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number of animals, if survey area is specified">
            <text:p>number of animals, if survey area is specified</text:p>
          </table:table-cell>
          <table:table-cell office:value-type="string" office:value="Ucl">
            <text:p>Ucl</text:p>
          </table:table-cell>
          <table:table-cell office:value-type="string" office:value="Max Number">
            <text:p>Max Number</text:p>
          </table:table-cell>
          <table:table-cell office:value-type="string" office:value="Max Nombre">
            <text:p>Max Nombre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number of animals, if survey area is specified">
            <text:p>number of animals, if survey area is specified</text:p>
          </table:table-cell>
          <table:table-cell office:value-type="string" office:value="Df">
            <text:p>Df</text:p>
          </table:table-cell>
          <table:table-cell office:value-type="string" office:value="DoF Number">
            <text:p>DoF Number</text:p>
          </table:table-cell>
          <table:table-cell office:value-type="string" office:value="DegLib Nombre">
            <text:p>DegLib Nombre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density of clusters">
            <text:p>bootstrap density of clusters</text:p>
          </table:table-cell>
          <table:table-cell office:value-type="string" office:value="Value">
            <text:p>Value</text:p>
          </table:table-cell>
          <table:table-cell office:value-type="string" office:value="BootsDens Clu">
            <text:p>BootsDens Clu</text:p>
          </table:table-cell>
          <table:table-cell office:value-type="string" office:value="BootsDensClu">
            <text:p>BootsDensClu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density of clusters">
            <text:p>bootstrap density of clusters</text:p>
          </table:table-cell>
          <table:table-cell office:value-type="string" office:value="Cv">
            <text:p>Cv</text:p>
          </table:table-cell>
          <table:table-cell office:value-type="string" office:value="CoefVar BootsDens Clu">
            <text:p>CoefVar BootsDens Clu</text:p>
          </table:table-cell>
          <table:table-cell office:value-type="string" office:value="CoefVar DensBoots Clu">
            <text:p>CoefVar DensBoots Clu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density of clusters">
            <text:p>bootstrap density of clusters</text:p>
          </table:table-cell>
          <table:table-cell office:value-type="string" office:value="Lcl">
            <text:p>Lcl</text:p>
          </table:table-cell>
          <table:table-cell office:value-type="string" office:value="Min BootsDens Clu">
            <text:p>Min BootsDens Clu</text:p>
          </table:table-cell>
          <table:table-cell office:value-type="string" office:value="Min DensBoots Clu">
            <text:p>Min DensBoots Clu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density of clusters">
            <text:p>bootstrap density of clusters</text:p>
          </table:table-cell>
          <table:table-cell office:value-type="string" office:value="Ucl">
            <text:p>Ucl</text:p>
          </table:table-cell>
          <table:table-cell office:value-type="string" office:value="Max BootsDens Clu">
            <text:p>Max BootsDens Clu</text:p>
          </table:table-cell>
          <table:table-cell office:value-type="string" office:value="Max DensBoots Clu">
            <text:p>Max DensBoots Clu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density of clusters">
            <text:p>bootstrap density of clusters</text:p>
          </table:table-cell>
          <table:table-cell office:value-type="string" office:value="Df">
            <text:p>Df</text:p>
          </table:table-cell>
          <table:table-cell office:value-type="string" office:value="DoF BootsDens Clu">
            <text:p>DoF BootsDens Clu</text:p>
          </table:table-cell>
          <table:table-cell office:value-type="string" office:value="DegLib DensBoots Clu">
            <text:p>DegLib DensBoots Clu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density of animals">
            <text:p>bootstrap density of animals</text:p>
          </table:table-cell>
          <table:table-cell office:value-type="string" office:value="Value">
            <text:p>Value</text:p>
          </table:table-cell>
          <table:table-cell office:value-type="string" office:value="BootsDens">
            <text:p>BootsDens</text:p>
          </table:table-cell>
          <table:table-cell office:value-type="string" office:value="DensBoots">
            <text:p>DensBoots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density of animals">
            <text:p>bootstrap density of animals</text:p>
          </table:table-cell>
          <table:table-cell office:value-type="string" office:value="Cv">
            <text:p>Cv</text:p>
          </table:table-cell>
          <table:table-cell office:value-type="string" office:value="CoefVar BootsDens">
            <text:p>CoefVar BootsDens</text:p>
          </table:table-cell>
          <table:table-cell office:value-type="string" office:value="CoefVar DensBoots">
            <text:p>CoefVar DensBoots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density of animals">
            <text:p>bootstrap density of animals</text:p>
          </table:table-cell>
          <table:table-cell office:value-type="string" office:value="Lcl">
            <text:p>Lcl</text:p>
          </table:table-cell>
          <table:table-cell office:value-type="string" office:value="Min BootsDens">
            <text:p>Min BootsDens</text:p>
          </table:table-cell>
          <table:table-cell office:value-type="string" office:value="Min DensBoots">
            <text:p>Min DensBoots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density of animals">
            <text:p>bootstrap density of animals</text:p>
          </table:table-cell>
          <table:table-cell office:value-type="string" office:value="Ucl">
            <text:p>Ucl</text:p>
          </table:table-cell>
          <table:table-cell office:value-type="string" office:value="Max BootsDens">
            <text:p>Max BootsDens</text:p>
          </table:table-cell>
          <table:table-cell office:value-type="string" office:value="Max DensBoots">
            <text:p>Max DensBoots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density of animals">
            <text:p>bootstrap density of animals</text:p>
          </table:table-cell>
          <table:table-cell office:value-type="string" office:value="Df">
            <text:p>Df</text:p>
          </table:table-cell>
          <table:table-cell office:value-type="string" office:value="DoF BootsDens">
            <text:p>DoF BootsDens</text:p>
          </table:table-cell>
          <table:table-cell office:value-type="string" office:value="DegLib DensBoots">
            <text:p>DegLib DensBoots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number of animals">
            <text:p>bootstrap number of animals</text:p>
          </table:table-cell>
          <table:table-cell office:value-type="string" office:value="Value">
            <text:p>Value</text:p>
          </table:table-cell>
          <table:table-cell office:value-type="string" office:value="BootsNum">
            <text:p>BootsNum</text:p>
          </table:table-cell>
          <table:table-cell office:value-type="string" office:value="NbBoots">
            <text:p>NbBoots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number of animals">
            <text:p>bootstrap number of animals</text:p>
          </table:table-cell>
          <table:table-cell office:value-type="string" office:value="Cv">
            <text:p>Cv</text:p>
          </table:table-cell>
          <table:table-cell office:value-type="string" office:value="CoefVar BootsNum">
            <text:p>CoefVar BootsNum</text:p>
          </table:table-cell>
          <table:table-cell office:value-type="string" office:value="CoefVar NbBoots">
            <text:p>CoefVar NbBoots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number of animals">
            <text:p>bootstrap number of animals</text:p>
          </table:table-cell>
          <table:table-cell office:value-type="string" office:value="Lcl">
            <text:p>Lcl</text:p>
          </table:table-cell>
          <table:table-cell office:value-type="string" office:value="Min BootsNum">
            <text:p>Min BootsNum</text:p>
          </table:table-cell>
          <table:table-cell office:value-type="string" office:value="Min NbBoots">
            <text:p>Min NbBoots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number of animals">
            <text:p>bootstrap number of animals</text:p>
          </table:table-cell>
          <table:table-cell office:value-type="string" office:value="Ucl">
            <text:p>Ucl</text:p>
          </table:table-cell>
          <table:table-cell office:value-type="string" office:value="Max BootsNum">
            <text:p>Max BootsNum</text:p>
          </table:table-cell>
          <table:table-cell office:value-type="string" office:value="Max NbBoots">
            <text:p>Max NbBoots</text:p>
          </table:table-cell>
        </table:table-row>
        <table:table-row>
          <table:table-cell office:value-type="string" office:value="density/abundance">
            <text:p>density/abundance</text:p>
          </table:table-cell>
          <table:table-cell office:value-type="string" office:value="bootstrap number of animals">
            <text:p>bootstrap number of animals</text:p>
          </table:table-cell>
          <table:table-cell office:value-type="string" office:value="Df">
            <text:p>Df</text:p>
          </table:table-cell>
          <table:table-cell office:value-type="string" office:value="DoF BootsNum">
            <text:p>DoF BootsNum</text:p>
          </table:table-cell>
          <table:table-cell office:value-type="string" office:value="DegLib NbBoots">
            <text:p>DegLib NbBoots</text:p>
          </table:table-cell>
        </table:table-row>
      </table:table>
      <table:table table:name="statModNotes">
        <table:table-row>
          <table:table-cell table:style-name="pd1" office:value-type="string" office:value="Note">
            <text:p>Note</text:p>
          </table:table-cell>
          <table:table-cell table:style-name="pd1" office:value-type="string" office:value="Text">
            <text:p>Text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value="Values for CV, LCL, UCL and DF are included for these statistics.">
            <text:p>Values for CV, LCL, UCL and DF are included for these statistics.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 office:value="Key function types are: 1 = uniform, 2 = half-normal, 3 = negative exponential, 4 = hazard rate">
            <text:p>Key function types are: 1 = uniform, 2 = half-normal, 3 = negative exponential, 4 = hazard rate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value="Adjustment series types are: 1 = simple polynomial, 2 = Hermite polynomial, 3 = cosine">
            <text:p>Adjustment series types are: 1 = simple polynomial, 2 = Hermite polynomial, 3 = cosin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 office:value="Bootstrap CV calculated as bootstrap SE / bootstrap point estimate; df field here is the number of bootstraps">
            <text:p>Bootstrap CV calculated as bootstrap SE / bootstrap point estimate; df field here is the number of bootstraps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 office:value="Statistic 101 corresponds with the parameter identified as A(1) in the results, 102 with A(2), etc.">
            <text:p>Statistic 101 corresponds with the parameter identified as A(1) in the results, 102 with A(2), etc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